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1559DCC38414CA3B573.png" manifest:media-type="image/png"/>
  <manifest:file-entry manifest:full-path="Pictures/10000201000002B00000024618A8812FE846177F.png" manifest:media-type="image/png"/>
  <manifest:file-entry manifest:full-path="Pictures/10000201000002BD000002D7C3E1DCFFE24021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6852" officeooo:paragraph-rsid="00036852" style:font-weight-asian="bold" style:font-weight-complex="bold"/>
    </style:style>
    <style:style style:name="P2" style:family="paragraph" style:parent-style-name="Standard">
      <style:text-properties fo:font-weight="bold" officeooo:rsid="00041a3b" officeooo:paragraph-rsid="00041a3b" style:font-weight-asian="bold" style:font-weight-complex="bold"/>
    </style:style>
    <style:style style:name="P3" style:family="paragraph" style:parent-style-name="Standard">
      <style:text-properties fo:font-weight="bold" officeooo:rsid="00041a3b" officeooo:paragraph-rsid="00041a3b" style:font-weight-asian="bold" style:font-weight-complex="bold"/>
    </style:style>
    <style:style style:name="P4" style:family="paragraph" style:parent-style-name="Standard">
      <style:text-properties fo:font-weight="bold" officeooo:rsid="0004b84f" officeooo:paragraph-rsid="0004b84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26cm" svg:y="1.005cm" svg:width="17cm" svg:height="17.63cm" draw:z-index="0"><draw:image xlink:href="Pictures/10000201000002BD000002D7C3E1DCFFE24021E5.png" xlink:type="simple" xlink:show="embed" xlink:actuate="onLoad"/></draw:frame>Revisar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visão 2</text:p>
      <text:p text:style-name="P2"/>
      <text:p text:style-name="P2"><draw:frame draw:style-name="fr2" draw:name="Figura2" text:anchor-type="paragraph" svg:width="17cm" svg:height="8.34cm" draw:z-index="1"><draw:image xlink:href="Pictures/10000201000002B7000001559DCC38414CA3B5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Revisar 3</text:p>
      <text:p text:style-name="P4"/>
      <text:p text:style-name="P4"><draw:frame draw:style-name="fr2" draw:name="Figura3" text:anchor-type="paragraph" svg:width="17cm" svg:height="14.381cm" draw:z-index="2"><draw:image xlink:href="Pictures/10000201000002B00000024618A8812FE84617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2:17:45.035054072</meta:creation-date>
    <dc:date>2018-06-11T20:49:35.464981293</dc:date>
    <meta:editing-duration>PT1M21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3" meta:word-count="5" meta:character-count="25" meta:non-whitespace-character-count="23"/>
  </office:meta>
</office:document-meta>
</file>